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4.33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neyDr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oyenne, combien de steak de 150g peut produire une vache ?</text:p>
          </table:table-cell>
          <table:table-cell office:value-type="float" office:value="1700" table:style-name="ce1">
            <text:p>1700</text:p>
          </table:table-cell>
          <table:table-cell office:value-type="float" office:value="400" table:style-name="ce1">
            <text:p>400</text:p>
          </table:table-cell>
          <table:table-cell office:value-type="float" office:value="700" table:style-name="ce1">
            <text:p>700</text:p>
          </table:table-cell>
          <table:table-cell office:value-type="float" office:value="1200" table:style-name="ce1">
            <text:p>1200</text:p>
          </table:table-cell>
          <table:table-cell office:value-type="float" office:value="1700" table:style-name="ce1">
            <text:p>17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usique, combien de degré est contenu dans une octave ?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présente la photo sans célébrité la plus likée d'Instagram ?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Des chaussures</text:p>
          </table:table-cell>
          <table:table-cell office:value-type="string" table:style-name="ce1">
            <text:p>La t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animal n'a pas été représenté dans les fables de la Fontaines ?</text:p>
          </table:table-cell>
          <table:table-cell office:value-type="string" table:style-name="ce2">
            <text:p>La biche</text:p>
          </table:table-cell>
          <table:table-cell office:value-type="string" table:style-name="ce2">
            <text:p>Le coq</text:p>
          </table:table-cell>
          <table:table-cell office:value-type="string" table:style-name="ce2">
            <text:p>Le renard</text:p>
          </table:table-cell>
          <table:table-cell office:value-type="string" table:style-name="ce2">
            <text:p>Le chat</text:p>
          </table:table-cell>
          <table:table-cell office:value-type="string" table:style-name="ce2">
            <text:p>La bi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i a peint "La nuit étoilée" ?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De Vinci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Pic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trouve-t-on à l’intérieur de la viennoiserie qu’on appelle un chinois ?</text:p>
          </table:table-cell>
          <table:table-cell office:value-type="string" table:style-name="ce2">
            <text:p>Crème patissière</text:p>
          </table:table-cell>
          <table:table-cell office:value-type="string" table:style-name="ce2">
            <text:p>Mousse de fruit</text:p>
          </table:table-cell>
          <table:table-cell office:value-type="string" table:style-name="ce2">
            <text:p>Crème au café</text:p>
          </table:table-cell>
          <table:table-cell office:value-type="string" table:style-name="ce2">
            <text:p>Frangipane</text:p>
          </table:table-cell>
          <table:table-cell office:value-type="string" table:style-name="ce2">
            <text:p>Crème patissiè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le est la couleur traditionnelle des fleurs de lilas ?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leu</text:p>
          </table:table-cell>
          <table:table-cell office:value-type="string" table:style-name="ce1">
            <text:p>Rouge</text:p>
          </table:table-cell>
          <table:table-cell office:value-type="string" table:style-name="ce1">
            <text:p>Jau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est le nom donné au roi Louis VI ?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rand</text:p>
          </table:table-cell>
          <table:table-cell office:value-type="string" table:style-name="ce2">
            <text:p>Le Beau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au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s quelle direction le Soleil se lève-t-il ?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Nord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Ou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À quel réalisateur doit-on le film Psychose de 1960 ?</text:p>
          </table:table-cell>
          <table:table-cell office:value-type="string" table:style-name="ce2">
            <text:p>Alfred Hitchcock</text:p>
          </table:table-cell>
          <table:table-cell office:value-type="string" table:style-name="ce2">
            <text:p>David Cronenberg</text:p>
          </table:table-cell>
          <table:table-cell office:value-type="string" table:style-name="ce2">
            <text:p>Wes Craven</text:p>
          </table:table-cell>
          <table:table-cell office:value-type="string" table:style-name="ce2">
            <text:p>John Carpenter</text:p>
          </table:table-cell>
          <table:table-cell office:value-type="string" table:style-name="ce2">
            <text:p>Alfred Hitchco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joueur de tennis français est, à ce jour,#le dernier à avoir remporté un tournoi du Grand Chelem ?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Cédric Pioline</text:p>
          </table:table-cell>
          <table:table-cell office:value-type="string" table:style-name="ce1">
            <text:p>Jo-Wilfried Tsonga</text:p>
          </table:table-cell>
          <table:table-cell office:value-type="string" table:style-name="ce1">
            <text:p>Guy Forget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or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ffa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ler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lat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po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m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riv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stiqu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tten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anc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bot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ra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ss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e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r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oi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s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c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o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r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ch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s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â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af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r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mp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n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p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u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ên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r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o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iter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lois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rd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ô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u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b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u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ebi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oss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roi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ar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h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ou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gou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clum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vo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pi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sp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ier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vad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êlu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gu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e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o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n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ses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ng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igo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um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n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la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omm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c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ê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ev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so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oup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Button_template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Round1" table:style-name="ta3">
        <table:table-column table:style-name="co3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3">
        <table:table-column table:style-name="co3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3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3">
        <table:table-column table:style-name="co3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Jeremy BOCLET</dc:creator>
    <dc:date>2024-05-28T08:27:07Z</dc:date>
    <meta:editing-cycles>230</meta:editing-cycles>
    <meta:editing-duration>PT33288S</meta:editing-duration>
  </office:meta>
</office:document-meta>
</file>